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font-weight="normal" style:font-weight-asian="normal" style:font-weight-complex="normal"/>
    </style:style>
    <style:style style:name="P3" style:family="paragraph" style:parent-style-name="Standard">
      <style:paragraph-properties fo:text-align="start" style:justify-single-word="false"/>
      <style:text-properties style:font-name="Arial"/>
    </style:style>
    <style:style style:name="P4"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6" style:family="paragraph" style:parent-style-name="Standard" style:list-style-name="L6">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Helvetica" fo:font-size="11pt" style:font-size-asian="11pt" style:font-size-complex="11pt"/>
    </style:style>
    <style:style style:name="P9" style:family="paragraph" style:parent-style-name="Standard">
      <style:paragraph-properties fo:text-align="start" style:justify-single-word="false"/>
      <style:text-properties style:font-name="Helvetica"/>
    </style:style>
    <style:style style:name="P10" style:family="paragraph" style:parent-style-name="Standard">
      <style:paragraph-properties fo:text-align="start" style:justify-single-word="false"/>
    </style:style>
    <style:style style:name="P11" style:family="paragraph" style:parent-style-name="Standard" style:list-style-name="L1">
      <style:paragraph-properties fo:text-align="start" style:justify-single-word="false"/>
    </style:style>
    <style:style style:name="P12" style:family="paragraph" style:parent-style-name="Standard" style:list-style-name="L2">
      <style:paragraph-properties fo:text-align="start" style:justify-single-word="false"/>
    </style:style>
    <style:style style:name="P13" style:family="paragraph" style:parent-style-name="Standard" style:list-style-name="L3">
      <style:paragraph-properties fo:text-align="start" style:justify-single-word="false"/>
    </style:style>
    <style:style style:name="P14" style:family="paragraph" style:parent-style-name="Standard" style:list-style-name="L4">
      <style:paragraph-properties fo:text-align="start" style:justify-single-word="false"/>
    </style:style>
    <style:style style:name="P15" style:family="paragraph" style:parent-style-name="Standard" style:list-style-name="L5">
      <style:paragraph-properties fo:text-align="start" style:justify-single-word="false"/>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ize="14pt" style:font-size-asian="14pt" style:font-size-complex="14pt"/>
    </style:style>
    <style:style style:name="T7" style:family="text">
      <style:text-properties fo:font-size="11pt" style:font-size-asian="11pt" style:font-size-complex="11pt"/>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 pages non including figures and/or tables</text:p>
      <text:p text:style-name="P10">description of problem, numerical method, algorithm</text:p>
      <text:p text:style-name="P10">check against analytic solutions, if possible</text:p>
      <text:p text:style-name="P10">evaluate reliability, numerical stability and precision </text:p>
      <text:p text:style-name="P10"/>
      <text:list xml:id="list690596166842261448" text:style-name="L1">
        <text:list-item>
          <text:p text:style-name="P11">Einleitung</text:p>
        </text:list-item>
        <text:list-item>
          <text:p text:style-name="P11">Das Problem</text:p>
          <text:list>
            <text:list-item>
              <text:p text:style-name="P11">Beschreibung</text:p>
            </text:list-item>
            <text:list-item>
              <text:p text:style-name="P11">Numerische Lösung/Algorithmus</text:p>
              <text:list>
                <text:list-item>
                  <text:p text:style-name="P11">RK4</text:p>
                </text:list-item>
                <text:list-item>
                  <text:p text:style-name="P11">Euler</text:p>
                </text:list-item>
                <text:list-item>
                  <text:p text:style-name="P11">ODE</text:p>
                </text:list-item>
              </text:list>
            </text:list-item>
            <text:list-item>
              <text:p text:style-name="P11">Vergleich mit analytischen Lösungen?</text:p>
            </text:list-item>
            <text:list-item>
              <text:p text:style-name="P11">Zuverlässigkeit/Präzision/etc</text:p>
            </text:list-item>
          </text:list>
        </text:list-item>
      </text:list>
      <text:p text:style-name="P10"/>
      <text:p text:style-name="P10"/>
      <text:p text:style-name="P10">Beschreibung:</text:p>
      <text:list xml:id="list8766936776041625251" text:style-name="L2">
        <text:list-item>
          <text:p text:style-name="P12">Simulieren einer Krankheit mittels des SIR Modells</text:p>
          <text:list>
            <text:list-item>
              <text:p text:style-name="P12">Alle Städte einer gewissen Größe als Graph</text:p>
            </text:list-item>
            <text:list-item>
              <text:p text:style-name="P12">Populationen innerhalb der Städte mit SIR modelliert</text:p>
              <text:list>
                <text:list-item>
                  <text:p text:style-name="P12">Susceptible, infected, recovered</text:p>
                </text:list-item>
                <text:list-item>
                  <text:p text:style-name="P12">Gleichungen</text:p>
                </text:list-item>
                <text:list-item>
                  <text:p text:style-name="P12">Background Info zu SIR</text:p>
                </text:list-item>
              </text:list>
            </text:list-item>
            <text:list-item>
              <text:p text:style-name="P12">Ausbreitung der Krankheit durch Reisen (…)</text:p>
            </text:list-item>
          </text:list>
        </text:list-item>
        <text:list-item>
          <text:p text:style-name="P12">Da SIR DGLs, numerische Lösungsverfahren notwendig</text:p>
          <text:list>
            <text:list-item>
              <text:p text:style-name="P12">RK4, Euler, ODE</text:p>
            </text:list-item>
          </text:list>
        </text:list-item>
      </text:list>
      <text:p text:style-name="P10"/>
      <text:p text:style-name="P10">Numerische Lösung/Algorithmus:</text:p>
      <text:list xml:id="list6615017483630213261" text:style-name="L3">
        <text:list-item>
          <text:p text:style-name="P13">RK4</text:p>
          <text:list>
            <text:list-item>
              <text:p text:style-name="P13"><draw:frame draw:style-name="fr1" draw:name="Objekt1" text:anchor-type="as-char" svg:y="-1.667cm" svg:width="4.043cm" svg:height="3.244cm" draw:z-index="0"><draw:object xlink:href="./Object 1" xlink:type="simple" xlink:show="embed" xlink:actuate="onLoad"/><draw:image xlink:href="./ObjectReplacements/Object 1" xlink:type="simple" xlink:show="embed" xlink:actuate="onLoad"/></draw:frame></text:p>
            </text:list-item>
          </text:list>
        </text:list-item>
        <text:list-item>
          <text:p text:style-name="P13">Euler</text:p>
        </text:list-item>
        <text:list-item>
          <text:p text:style-name="P13">ODE</text:p>
        </text:list-item>
      </text:list>
      <text:p text:style-name="P10"/>
      <text:list xml:id="list9052201622153881310" text:style-name="L4">
        <text:list-item>
          <text:p text:style-name="P14">Warum muss Population der Reiseziele berücksichtigt werden?</text:p>
          <text:list>
            <text:list-item>
              <text:p text:style-name="P14">Im Mittel würden sich die Populationen aller Städte angleichen/Es würden sehr viele Leute in kleine Käffer reisen</text:p>
            </text:list-item>
          </text:list>
        </text:list-item>
        <text:list-item>
          <text:p text:style-name="P14">Ströme heben sich auf</text:p>
          <text:list>
            <text:list-item>
              <text:p text:style-name="P14">Zwischen zwei Städten die zur gleichen Population gehören</text:p>
            </text:list-item>
            <text:list-item>
              <text:p text:style-name="P14">Nicht im Programm code realisiert; zu wenig Zeit/zu geringer Nutzen</text:p>
            </text:list-item>
          </text:list>
        </text:list-item>
        <text:list-item>
          <text:p text:style-name="P14">2.1 a) modell: Realismus siehe anderes Dokument</text:p>
        </text:list-item>
        <text:list-item>
          <text:p text:style-name="P14">2.1 b) Netwerk/SIR:</text:p>
          <text:list>
            <text:list-item>
              <text:p text:style-name="P14">Aufstellen des Graphen</text:p>
            </text:list-item>
            <text:list-item>
              <text:p text:style-name="P14">Abspeichern in Datei: Nyet</text:p>
            </text:list-item>
            <text:list-item>
              <text:p text:style-name="P14">Implementieren Reise, DGL Löser</text:p>
            </text:list-item>
          </text:list>
        </text:list-item>
        <text:list-item>
          <text:p text:style-name="P14">2.1 c) Graphische Darstellung: basemap</text:p>
        </text:list-item>
        <text:list-item>
          <text:p text:style-name="P14"><text:soft-page-break/>2.1 d) Testen</text:p>
          <text:list>
            <text:list-item>
              <text:p text:style-name="P14">Keine infizierten Personen</text:p>
            </text:list-item>
            <text:list-item>
              <text:p text:style-name="P14">Grenzfälle?</text:p>
            </text:list-item>
            <text:list-item>
              <text:p text:style-name="P14">Standardfall</text:p>
            </text:list-item>
            <text:list-item>
              <text:p text:style-name="P14">Unterschiede der Verfahren</text:p>
              <text:list>
                <text:list-item>
                  <text:p text:style-name="P14">Euler</text:p>
                </text:list-item>
                <text:list-item>
                  <text:p text:style-name="P14">RK4</text:p>
                </text:list-item>
                <text:list-item>
                  <text:p text:style-name="P14">ODE</text:p>
                </text:list-item>
              </text:list>
            </text:list-item>
          </text:list>
        </text:list-item>
        <text:list-item>
          <text:p text:style-name="P14">2.2 e) Eindämmung</text:p>
        </text:list-item>
        <text:list-item>
          <text:p text:style-name="P14">2.2 f) Weiterführend</text:p>
        </text:list-item>
      </text:list>
      <text:p text:style-name="P10"/>
      <text:list xml:id="list7694411169351796291" text:style-name="L5">
        <text:list-item>
          <text:p text:style-name="P15">Einleitung</text:p>
        </text:list-item>
        <text:list-item>
          <text:p text:style-name="P15">Epidemiesimulation (needs better name)</text:p>
          <text:list>
            <text:list-item>
              <text:p text:style-name="P15">Das Modell (Theoretische Umsetzung – 1 Punkt)</text:p>
              <text:list>
                <text:list-item>
                  <text:p text:style-name="P15">SIR</text:p>
                </text:list-item>
                <text:list-item>
                  <text:p text:style-name="P15">Graph</text:p>
                </text:list-item>
                <text:list-item>
                  <text:p text:style-name="P15">Lösungsverfahren?</text:p>
                </text:list-item>
              </text:list>
            </text:list-item>
            <text:list-item>
              <text:p text:style-name="P15">Praktische Umsetzung <text:tab/>- fasse zusammen in einen punkt</text:p>
              <text:list>
                <text:list-item>
                  <text:p text:style-name="P15">Aufsetzen des Graphen → Population der Reiseziele, aufhebende Ströme, kein Abspeichern in Datei</text:p>
                </text:list-item>
                <text:list-item>
                  <text:p text:style-name="P15">Implementieren der Travel Funktionen</text:p>
                </text:list-item>
                <text:list-item>
                  <text:p text:style-name="P15">Implementieren der Infect Funktionen</text:p>
                </text:list-item>
                <text:list-item>
                  <text:p text:style-name="P15">Graphische Darstellung mit Basemap</text:p>
                </text:list-item>
              </text:list>
            </text:list-item>
            <text:list-item>
              <text:p text:style-name="P15">Analyse</text:p>
              <text:list>
                <text:list-item>
                  <text:p text:style-name="P15">Untersuchung verschiedener Situationen</text:p>
                  <text:list>
                    <text:list-item>
                      <text:p text:style-name="P15">Standardfall</text:p>
                    </text:list-item>
                    <text:list-item>
                      <text:p text:style-name="P15">Keine infizierten Personen</text:p>
                    </text:list-item>
                    <text:list-item>
                      <text:p text:style-name="P15">Grenzfälle</text:p>
                    </text:list-item>
                  </text:list>
                </text:list-item>
                <text:list-item>
                  <text:p text:style-name="P15">Beurteilung des Realismus des Models → Siehe anderes Dokument</text:p>
                </text:list-item>
                <text:list-item>
                  <text:p text:style-name="P15">Beurteilung der Lösungsverfahren</text:p>
                </text:list-item>
              </text:list>
            </text:list-item>
          </text:list>
        </text:list-item>
        <text:list-item>
          <text:p text:style-name="P15">Schluss</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itelblatt]</text:p>
      <text:p text:style-name="P8">[Inhaltsverzeichnis]</text:p>
      <text:p text:style-name="P9"><text:span text:style-name="T7">[Einleitung]</text:span></text:p>
      <text:p text:style-name="P1"><text:soft-page-break/><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5">Computational Physics</text:p>
      <text:p text:style-name="P2"><text:span text:style-name="T6"/></text:p>
      <text:p text:style-name="P4">Abschlussprojekt: Epidemieausbreitung</text:p>
      <text:p text:style-name="P4"/>
      <text:p text:style-name="P4"/>
      <text:p text:style-name="P2"><text:span text:style-name="T6">Gruppe 4</text:span></text:p>
      <text:p text:style-name="P2"><text:span text:style-name="T6">Stefan Lüders und Dominic Schaffner</text:span></text:p>
      <text:p text:style-name="P2"><text:span text:style-name="T6"/></text:p>
      <text:p text:style-name="P2"><text:span text:style-name="T6"/></text:p>
      <text:p text:style-name="P2"><text:span text:style-name="T6">27.7.2016</text:span></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7"><text:soft-page-break/>Inhaltsverzeichnis</text:p>
      <text:list xml:id="list39497696620025565" text:style-name="L6">
        <text:list-item>
          <text:p text:style-name="P6">Einleitung</text:p>
        </text:list-item>
        <text:list-item>
          <text:p text:style-name="P6">Das Modell</text:p>
        </text:list-item>
        <text:list-item>
          <text:p text:style-name="P6">Die Umsetzung</text:p>
        </text:list-item>
        <text:list-item>
          <text:p text:style-name="P6">Analyse</text:p>
          <text:list>
            <text:list-item>
              <text:p text:style-name="P6">Untersuchung verschiedener Situationen</text:p>
              <text:list>
                <text:list-item>
                  <text:p text:style-name="P6">Vorgegebene Startwerte mit verschiedenen Lösungsverfahren</text:p>
                </text:list-item>
                <text:list-item>
                  <text:p text:style-name="P6">Keine infizierten Personen</text:p>
                </text:list-item>
                <text:list-item>
                  <text:p text:style-name="P6">Grenzfälle</text:p>
                </text:list-item>
              </text:list>
            </text:list-item>
            <text:list-item>
              <text:p text:style-name="P6">Beurteilung der verschiedenen Lösungsverfahren</text:p>
            </text:list-item>
            <text:list-item>
              <text:p text:style-name="P6">Beurteilung des Realismus des Modells</text:p>
            </text:list-item>
          </text:list>
        </text:list-item>
        <text:list-item>
          <text:p text:style-name="P6">Fazit</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1. Einleitung</text:p>
      <text:p text:style-name="P3">In der Aufgabe „Epidemieausbreitung“ des Programmierprojekts zu Computational Physics soll die Verbreitung einer Krankheit simuliert und visuell dargestellt werden.</text:p>
      <text:p text:style-name="P3">Als zugrunde liegendes Modell dient das SIR Modell<text:note text:id="ftn0" text:note-class="footnote"><text:note-citation>1</text:note-citation><text:note-body><text:p text:style-name="Footnote">https://en.wikipedia.org/wiki/Epidemic_model</text:p></text:note-body></text:note>. Die Umsetzung und Darstellung erfolgt mithilfe von Numerical und Scientific Python<text:note text:id="ftn1" text:note-class="footnote"><text:note-citation>2</text:note-citation><text:note-body><text:p text:style-name="Footnote">https://anaconda.org/</text:p></text:note-body></text:note> (v3.5) und Basemap<text:note text:id="ftn2" text:note-class="footnote"><text:note-citation>3</text:note-citation><text:note-body><text:p text:style-name="Footnote">http://matplotlib.org/basemap/</text:p></text:note-body></text:note> (v1.51).</text:p>
      <text:p text:style-name="P3"/>
      <text:p text:style-name="P1">2. Das Modell<text:line-break/><text:span text:style-name="T4">Das verwendete Modell ist zweiteilig; Die geographische Ausbreitung der Krankheit wird durch einen Graphen aller großen europäischen Städte simuliert. Die Ausbreitung der Epidemie innerhalb von Städten wird mithilfe des SIR Modells simuliert.</text:span></text:p>
      <text:p text:style-name="P1"><text:span text:style-name="T4">Der Graph beinhaltet alle europäischen Städte mit mehr 200.000 Einwohnern. Diese bilden die Knoten des Graphen; sie sind mit ihren Nachbarstädten (Abstand &lt; 500km) über Kanten verbunden. Diese Kanten beinhalten die Reisewahrscheinlichkeit zwischen diesen beiden Städten. Städte mit mehr als 1.000.000 Einwohnern sind darüberhinaus direkt miteinander verbunden, um Flughäfen zu simulieren.</text:span><text:line-break/><text:span text:style-name="T4">Das SIR Modell beschreibt die Bevölkerung durch drei „Compartments“ (Gruppen): Susceptible (Krankheitsanfällige, S(t)), Infected (Infizierte, I(t)) und Resistent (Genesene/Resistente, R(t)). Die Zusammenhänge zwischen diesen drei Compartments lauten wie folgt:</text:span></text:p>
      <text:p text:style-name="P1"><text:line-break/><text:span text:style-name="T4"><draw:frame draw:style-name="fr2" draw:name="Objekt3" text:anchor-type="as-char" svg:y="-1.593cm" svg:width="4.21cm" svg:height="3.034cm" draw:z-index="2"><draw:object xlink:href="./Object 3" xlink:type="simple" xlink:show="embed" xlink:actuate="onLoad"/><draw:image xlink:href="./ObjectReplacements/Object 3" xlink:type="simple" xlink:show="embed" xlink:actuate="onLoad"/></draw:frame></text:span><text:line-break/><text:line-break/>3. Die Umsetzung</text:p>
      <text:p text:style-name="P1"><text:span text:style-name="T4">Die Städte werden mithilfe von numpy.loadtxt() aus res/europe.csv eingelesen und anschließend ggf. aussortiert. Anschließend werden zwei Matrizen angelegt, die die Verbindungen zwischen Städten mit eins-Einträgen angeben: Eine für Landverbindungen, eine für Luftverbindungen. Die Berechnung der Abstände für Landverbindungen erfolgt nach der Formel</text:span><text:span text:style-name="T4"><text:note text:id="ftn3" text:note-class="footnote"><text:note-citation>4</text:note-citation><text:note-body><text:p text:style-name="Footnote">http://www.kompf.de/gps/distcalc.html</text:p></text:note-body></text:note></text:span></text:p>
      <text:p text:style-name="P1"><text:span text:style-name="T4"/></text:p>
      <text:p text:style-name="P1"><text:span text:style-name="T4"><text:s/></text:span><text:span text:style-name="T4"><draw:frame draw:style-name="fr2" draw:name="Objekt2" text:anchor-type="as-char" svg:y="-0.377cm" svg:width="13.182cm" svg:height="0.533cm" draw:z-index="1"><draw:object xlink:href="./Object 2" xlink:type="simple" xlink:show="embed" xlink:actuate="onLoad"/><draw:image xlink:href="./ObjectReplacements/Object 2" xlink:type="simple" xlink:show="embed" xlink:actuate="onLoad"/></draw:frame></text:span><text:span text:style-name="T4"> .</text:span></text:p>
      <text:p text:style-name="P1"><text:span text:style-name="T4"/></text:p>
      <text:p text:style-name="P1"><text:span text:style-name="T4">Im nächsten Schritt werden die Matrizen mit den entsprechenden Reisewahrscheinlichkeiten überschrieben. Hierbei muss die Population der Zielstadt </text:span><text:soft-page-break/><text:span text:style-name="T4">berücksichtigt werden; kleine Städte müssen proportional zu ihrer Bevölkerung weniger Besucher enthalten als Große, da sie sonst übermäßig viele Besucher erhalten. Zudem musste eine „Flugwahrscheinlichkeit“ gewählt werden, um den Anteil der Flugreisenden aus Städten mit Flughäfen zu bestimmen. 2015 benutzten 40% der deutschen Bevölkerung das Flugzeug zum Verreisen</text:span><text:span text:style-name="T4"><text:note text:id="ftn4" text:note-class="footnote"><text:note-citation>5</text:note-citation><text:note-body><text:p text:style-name="Footnote">http://www.fur.de/fileadmin/user_upload/RA_2016/RA2016_Erste_Ergebnisse_DE.pdf</text:p></text:note-body></text:note></text:span><text:span text:style-name="T4">. Da hier jedoch auch andere Reisen berücksichtigt werden sollen (z.B. pendeln), wurde ein etwas niedrigerer Wert von 30% gewählt.</text:span></text:p>
      <text:p text:style-name="P1"><text:span text:style-name="T4">Schlussendlich werden Arrays angelegt, die die S/I/R Populationen aller Städte enthalten.</text:span></text:p>
      <text:p text:style-name="P1"><text:span text:style-name="T4">Ströme gleicher Gruppen zwischen zwei Nachbarstädten heben sich teilweise auf; Da dies jedoch geringen Einfluss auf die Funktionsweise des Programms hat und Zeit knapp war, wurde dies nicht explizit berücksichtigt.</text:span></text:p>
      <text:p text:style-name="P1"><text:span text:style-name="T4">Auch wäre ein Abspeichern des Graphen in einer Datei (z.B. als .csv) von Vorteil gewesen; dies wurde aus ähnlichen Gründen weggelassen.</text:span></text:p>
      <text:p text:style-name="P1"><text:span text:style-name="T4"/></text:p>
      <text:p text:style-name="P3">Bewegungen entlang der Kanten, die den Reiseverkehr simulieren, sind ein simple Frage der Multiplikation.</text:p>
      <text:p text:style-name="P3">Das Berechnen der Populationen findet mit einem von drei Verfahren statt, das zu Beginn des Programms vom Benutzer gewählt wird: Dem expliziten Euler-Verfahren<text:note text:id="ftn5" text:note-class="footnote"><text:note-citation>6</text:note-citation><text:note-body><text:p text:style-name="Footnote">https://de.wikipedia.org/wiki/Explizites_Euler-Verfahren</text:p></text:note-body></text:note>, dem klassischen Runge-Kutta-Verfahren 4. Ordnung<text:note text:id="ftn6" text:note-class="footnote"><text:note-citation>7</text:note-citation><text:note-body><text:p text:style-name="Footnote">https://de.wikipedia.org/wiki/Klassisches_Runge-Kutta-Verfahren</text:p></text:note-body></text:note> oder scipy.integrate.odeint()<text:note text:id="ftn7" text:note-class="footnote"><text:note-citation>8</text:note-citation><text:note-body><text:p text:style-name="Footnote">http://docs.scipy.org/doc/scipy/reference/generated/scipy.integrate.odeint.html</text:p></text:note-body></text:note>.</text:p>
      <text:p text:style-name="P3"/>
      <text:p text:style-name="P1"><text:span text:style-name="T4">Zum Ausgeben der Daten werden matplotlib.pyplot</text:span><text:span text:style-name="T4"><text:note text:id="ftn8" text:note-class="footnote"><text:note-citation>9</text:note-citation><text:note-body><text:p text:style-name="Footnote">http://matplotlib.org/api/pyplot_summary.html</text:p></text:note-body></text:note></text:span><text:span text:style-name="T4"> sowie das matplotlib Plugin Basemap</text:span><text:span text:style-name="T4"><text:note text:id="ftn9" text:note-class="footnote"><text:note-citation>10</text:note-citation><text:note-body><text:p text:style-name="Footnote">http://matplotlib.org/basemap/</text:p></text:note-body></text:note></text:span><text:span text:style-name="T4"> verwendet.</text:span><text:line-break/><text:span text:style-name="T4">Zunächst wird mithilfe von Scipy wird ein Raster an Datenpunkten durch Interpolation des Raums zwischen den Städten aufgestellt. Dies wird dann durch einen contourf() Plot ausgegeben und eine Europakarte darüber gelegt.</text:span></text:p>
      <text:p text:style-name="P1"><text:span text:style-name="T4">Signifikante Perfomanceverbesserungen wären möglich, wenn es gelänge, die Europakarte nur einmal zu zeichnen und die Contourplots dahinter zu legen; auch wäre dann deutlich mehr Detail bei den Küstenlinien zu erreichen. Leider gelang dies auch nach mehrtägigen Versuchen nicht. So müsste theoretisch lediglich eine separate Axes Instanz für die Karte angelegt und im Vordergrund gehalten werden, doch es kam bei allen probierten Ansätzen zu unüberwindbaren Problemen. [z.B. contour Größe vs. Kartengröße, cla() cleart Karte, nicht nur contour; Reihenfolge der Axes lässt sich nicht efinach verändern, u.a.]</text:span></text:p>
      <text:p text:style-name="P1"><text:span text:style-name="T4"/></text:p>
      <text:p text:style-name="P1">4. Analyse<text:line-break/><text:span text:style-name="T4">Im folgenden sollen die Ergebnisse der Simulation in verschiedenen Situationen und mit verschiedenen Lösungsverfahren beurteilt werden.<text:line-break/></text:span><text:line-break/>4.1 Untersuchung verschiedener Situationen<text:line-break/><text:span text:style-name="T4">Im Folgenden soll die Simulation auf verschiedene Szenarien angewendet werden.<text:line-break/><text:line-break/></text:span>4.1.1 Vorgegebene Startwerte mit verschiedenen Lösungsverfahren<text:span text:style-name="T4"><text:line-break/>Der in der Aufgabenstellung gegebene „Standardfall“ (Beta = 0.1, Gamma = 0.07, My = 3 <text:s/>* 10^-5). Vermutlich handelt es sich hierbei um eine Grippeepidemie – die Krankheitsdauer von etwa 2 Wochen passt; außerdem handelt es sich um die vermutlich simpelste Krankheit, die sich als Epidemie ausbreiten kann. Als Flugwahrscheinlichkeit verwenden wir unseren Standardwert 0.3. [Basisreproduktionszahl]</text:span></text:p>
      <text:p text:style-name="P10"><text:soft-page-break/><text:span text:style-name="T1"><text:line-break/></text:span><text:span text:style-name="T2">4.1.2 Keine infizierten Personen</text:span><text:span text:style-name="T3"><text:line-break/>Wie erwartet bleibt die Anzahl der infizierten Personen global null.<text:line-break/><text:line-break/></text:span><text:span text:style-name="T2">4.1.3 Grenzfälle<text:line-break/></text:span><text:span text:style-name="T3">Aus den Gleichungen ergeben sich sofort zwei offensichtliche Grenzfälle: <text:s/>β = 1 und <text:s/>γ → 0.</text:span></text:p>
      <text:p text:style-name="P3"><text:span text:style-name="T4">β = 1 bedeutet, dass sich jeden Tag für jede kranke Person eine gesunde Person ansteckt. Dies führt offensichtlich zu einem exponentiellen Anstieg an Infektionen. Lässt man alle anderen Parameter wie in 2.3.1.1, sind nach etwas mehr als zwei Wochen mehr als 50% der Bevölkerung infiziert. 2 Wochen entspricht gleichzeitig in etwa der Dauer einer individuellen Erkrankung. Danach geht die Anzahl der Infizierten rapide zurück, weil der Krankheit neue Krankheitsträger ausgehen. [Bild mit beta = 1, bei tag 16]</text:span></text:p>
      <text:p text:style-name="P3"><text:span text:style-name="T4">Für kleine <text:s/>γ (γ = 0,0001) beobachtet man, dass sich die Krankheit langsam ausbreitet, bei etwa 135 Tagen knapp 10% der Bevölkerung infiziert, und anschließend wieder zurück geht. Auch für viel kleinere Werte (γ = 10^-11) beobachtet man praktisch das gleiche Ergebnis. Vermutlich liegt dies am Auftreten von Rundungsfehlern, da selbst γ = 0 zu diesen Werten führt.</text:span></text:p>
      <text:p text:style-name="P3"><text:span text:style-name="T4"><text:s/>[Bild gamma = 0.0001, tag 136]</text:span></text:p>
      <text:p text:style-name="P3"><text:span text:style-name="T4">Wählt man sowohl β = 1, als auch γ = 0,0001 infiziert sich jedoch nicht wie erwartet die komplette Bevölkerung innerhalb eines kurzen Zeitraums; stattdessen erreicht die Zahl der Infizierten mit knapp 70% bei 20 Tagen ihren Höhepunkt und geht dann zurück. [Bild, Erklärung?]<text:line-break/><text:line-break/></text:span><text:span text:style-name="T5">4.2 Beurteilung der verschiedenen Lösungsverfahren</text:span><text:span text:style-name="T4"><text:line-break/>- ODE gut<text:line-break/>- RK4 wie ODE</text:span></text:p>
      <text:p text:style-name="P3"><text:span text:style-name="T4">- Euler minimal schlechter aber nicht wirklich merkbar<text:line-break/><text:line-break/></text:span><text:span text:style-name="T5">4.3 Beurteilung des Realismus des Modells</text:span><text:span text:style-name="T4"><text:line-break/>Die hier verwendete Version des SIR Modells ist vergleichsweise simpel, führt aber dennoch zu Ergebnissen, wie man sie in der Realität erwarten würde: Die Krankheit breitet sich zunächst in alle Richtungen aus und ist am stärksten in ihrem Ursprung vertreten; dann entwickeln sich Resistenzen und der größte Brandherd verschiebt sich, bis die Anzahl der Infizierten schließlich zurückgeht und nahezu null erreicht.<text:line-break/>Andererseits gibt es weniger realistische Aspekte, wie zum Beispiel das stark vereinfachte Reisesystem, die Tatsache, dass auf eine ausbrechende Epidemie nicht reagiert wird, dass es keine von Natur aus Immunen Menschen gibt etc. Auch lässt es sich nicht für alle Krankheiten verwenden; so lässt es sich zum Beispiel nicht verwenden, um Krankheiten mit langen Inkubationszeiten zu simulieren, oder Krankheiten, an denen ein Mensch mehrmals erkranken kann.</text:span></text:p>
      <text:p text:style-name="P3"><text:span text:style-name="T4">Einfache Krankheiten werden jedoch adäquat dargestellt, und die qualitative Ausbreitung einer Epidemie lässt sich damit gut darstellen. Für andere Bedingungen gibt es komplexere Versionen des Modells. Somit ist das Modell nicht unbedingt realistisch, erfüllt jedoch seinen Zweck.<text:line-break/></text:span></text:p>
      <text:p text:style-name="P1">5. Faz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7-26T16:18:01.13</meta:creation-date>
    <dc:date>2016-07-27T21:11:22.78</dc:date>
    <meta:editing-duration>PT9H56M44S</meta:editing-duration>
    <meta:editing-cycles>18</meta:editing-cycles>
    <meta:generator>OpenOffice/4.1.2$Win32 OpenOffice.org_project/412m3$Build-9782</meta:generator>
    <meta:document-statistic meta:table-count="0" meta:image-count="0" meta:object-count="3" meta:page-count="7" meta:paragraph-count="123" meta:word-count="1420" meta:character-count="10354"/>
  </office:meta>
</office:document-meta>
</file>

<file path=Object 1/content.xml><?xml version="1.0" encoding="utf-8"?>
<math xmlns="http://www.w3.org/1998/Math/MathML">
  <semantics>
    <mtable>
      <mtr>
        <mtd>
          <mrow>
            <mrow>
              <msub>
                <mi>k</mi>
                <mn>1</mn>
              </msub>
              <mo stretchy="false">=</mo>
              <mrow>
                <mi>h</mi>
                <mo stretchy="false">⋅</mo>
                <mi>f</mi>
              </mrow>
            </mrow>
            <mrow>
              <mo stretchy="false">(</mo>
              <mrow>
                <mi>x</mi>
                <mi>,</mi>
                <mi>t</mi>
              </mrow>
              <mo stretchy="false">)</mo>
            </mrow>
          </mrow>
        </mtd>
      </mtr>
      <mtr>
        <mtd>
          <mrow>
            <mrow>
              <msub>
                <mi>k</mi>
                <mn>2</mn>
              </msub>
              <mo stretchy="false">=</mo>
              <mrow>
                <mi>h</mi>
                <mo stretchy="false">⋅</mo>
                <mi>f</mi>
              </mrow>
            </mrow>
            <mrow>
              <mo stretchy="false">(</mo>
              <mrow>
                <mrow>
                  <mi>x</mi>
                  <mo stretchy="false">+</mo>
                  <mfrac>
                    <mrow>
                      <msub>
                        <mi>k</mi>
                        <mn>1</mn>
                      </msub>
                    </mrow>
                    <mrow>
                      <mn>2</mn>
                    </mrow>
                  </mfrac>
                </mrow>
                <mi>,</mi>
                <mrow>
                  <mi>t</mi>
                  <mo stretchy="false">+</mo>
                  <mfrac>
                    <mi>h</mi>
                    <mn>2</mn>
                  </mfrac>
                </mrow>
              </mrow>
              <mo stretchy="false">)</mo>
            </mrow>
          </mrow>
        </mtd>
      </mtr>
      <mtr>
        <mtd>
          <mrow>
            <mrow>
              <msub>
                <mi>k</mi>
                <mn>3</mn>
              </msub>
              <mo stretchy="false">=</mo>
              <mrow>
                <mi>h</mi>
                <mo stretchy="false">⋅</mo>
                <mi>f</mi>
              </mrow>
            </mrow>
            <mrow>
              <mo stretchy="false">(</mo>
              <mrow>
                <mrow>
                  <mi>x</mi>
                  <mo stretchy="false">+</mo>
                  <mfrac>
                    <msub>
                      <mi>k</mi>
                      <mn>2</mn>
                    </msub>
                    <mn>2,</mn>
                  </mfrac>
                </mrow>
                <mrow>
                  <mi>t</mi>
                  <mo stretchy="false">+</mo>
                  <mfrac>
                    <mi>h</mi>
                    <mn>2</mn>
                  </mfrac>
                </mrow>
              </mrow>
              <mo stretchy="false">)</mo>
            </mrow>
          </mrow>
        </mtd>
      </mtr>
      <mtr>
        <mtd>
          <mrow>
            <mrow>
              <msub>
                <mi>k</mi>
                <mn>4</mn>
              </msub>
              <mo stretchy="false">=</mo>
              <mrow>
                <mi>h</mi>
                <mo stretchy="false">⋅</mo>
                <mi>f</mi>
              </mrow>
            </mrow>
            <mrow>
              <mo stretchy="false">(</mo>
              <mrow>
                <mrow>
                  <mi>x</mi>
                  <mo stretchy="false">+</mo>
                  <msub>
                    <mi>k</mi>
                    <mn>3,</mn>
                  </msub>
                </mrow>
                <mrow>
                  <mi>t</mi>
                  <mo stretchy="false">+</mo>
                  <mi>h</mi>
                </mrow>
              </mrow>
              <mo stretchy="false">)</mo>
            </mrow>
          </mrow>
        </mtd>
      </mtr>
    </mtable>
    <annotation encoding="StarMath 5.0">k_1 = h cdot f(x, t) newline 
k_2 = h cdot f(x + {k_1} over {2}, t + h over 2) newline
k_3 = h cdot f(x + k_2 over 2, t + h over 2) newline
k_4 = h cdot f(x + k_3, t + h)</annotation>
  </semantics>
</math>
</file>

<file path=Object 2/content.xml><?xml version="1.0" encoding="utf-8"?>
<math xmlns="http://www.w3.org/1998/Math/MathML">
  <semantics>
    <mrow>
      <mrow>
        <mi>d</mi>
        <mo stretchy="false">=</mo>
        <mrow>
          <mn>6378km</mn>
          <mo stretchy="false">⋅</mo>
          <mi>arccos</mi>
        </mrow>
      </mrow>
      <mrow>
        <mo stretchy="false">(</mo>
        <mrow>
          <mi>sin</mi>
          <mrow>
            <mrow>
              <mo stretchy="false">(</mo>
              <mrow>
                <msub>
                  <mi mathvariant="italic">lat</mi>
                  <mn>1</mn>
                </msub>
              </mrow>
              <mo stretchy="false">)</mo>
            </mrow>
            <mo stretchy="false">⋅</mo>
            <mi>sin</mi>
          </mrow>
          <mrow>
            <mrow>
              <mo stretchy="false">(</mo>
              <mrow>
                <msub>
                  <mi mathvariant="italic">lat</mi>
                  <mn>2</mn>
                </msub>
              </mrow>
              <mo stretchy="false">)</mo>
            </mrow>
            <mo stretchy="false">+</mo>
            <mi>cos</mi>
          </mrow>
          <mrow>
            <mrow>
              <mo stretchy="false">(</mo>
              <mrow>
                <msub>
                  <mi mathvariant="italic">lat</mi>
                  <mn>1</mn>
                </msub>
              </mrow>
              <mo stretchy="false">)</mo>
            </mrow>
            <mo stretchy="false">⋅</mo>
            <mi>cos</mi>
          </mrow>
          <mrow>
            <mrow>
              <mo stretchy="false">(</mo>
              <mrow>
                <msub>
                  <mi mathvariant="italic">lat</mi>
                  <mn>2</mn>
                </msub>
              </mrow>
              <mo stretchy="false">)</mo>
            </mrow>
            <mo stretchy="false">⋅</mo>
            <mi>cos</mi>
          </mrow>
          <mrow>
            <mo stretchy="false">(</mo>
            <mrow>
              <mrow>
                <msub>
                  <mi mathvariant="italic">lon</mi>
                  <mn>2</mn>
                </msub>
                <mo stretchy="false">−</mo>
                <msub>
                  <mi mathvariant="italic">lon</mi>
                  <mn>1</mn>
                </msub>
              </mrow>
            </mrow>
            <mo stretchy="false">)</mo>
          </mrow>
        </mrow>
        <mo stretchy="false">)</mo>
      </mrow>
    </mrow>
    <annotation encoding="StarMath 5.0">d = 6378km cdot arccos(sin(lat_1) cdot sin(lat_2) + cos(lat_1) cdot cos(lat_2) cdot cos(lon_2 - lon_1))</annotation>
  </semantics>
</math>
</file>

<file path=Object 3/content.xml><?xml version="1.0" encoding="utf-8"?>
<math xmlns="http://www.w3.org/1998/Math/MathML">
  <semantics>
    <mtable>
      <mtr>
        <mtd>
          <mrow>
            <mrow>
              <mfrac>
                <mi mathvariant="italic">dS</mi>
                <mi mathvariant="italic">dt</mi>
              </mfrac>
              <mo stretchy="false">=</mo>
              <mrow>
                <mo stretchy="false">−</mo>
                <mi>β</mi>
              </mrow>
            </mrow>
            <mrow>
              <mfrac>
                <mi mathvariant="italic">SI</mi>
                <mi>N</mi>
              </mfrac>
              <mo stretchy="false">+</mo>
              <mi>µ</mi>
            </mrow>
            <mrow>
              <mo stretchy="false">(</mo>
              <mrow>
                <mrow>
                  <mi>N</mi>
                  <mo stretchy="false">−</mo>
                  <mi>S</mi>
                </mrow>
              </mrow>
              <mo stretchy="false">)</mo>
            </mrow>
          </mrow>
        </mtd>
      </mtr>
      <mtr>
        <mtd>
          <mrow>
            <mrow>
              <mfrac>
                <mi mathvariant="italic">dI</mi>
                <mi mathvariant="italic">dt</mi>
              </mfrac>
              <mo stretchy="false">=</mo>
              <mi>β</mi>
            </mrow>
            <mrow>
              <mfrac>
                <mi mathvariant="italic">SI</mi>
                <mi>N</mi>
              </mfrac>
              <mo stretchy="false">−</mo>
              <mi>I</mi>
            </mrow>
            <mrow>
              <mo stretchy="false">(</mo>
              <mrow>
                <mrow>
                  <mi>γ</mi>
                  <mo stretchy="false">−</mo>
                  <mi>µ</mi>
                </mrow>
              </mrow>
              <mo stretchy="false">)</mo>
            </mrow>
          </mrow>
        </mtd>
      </mtr>
      <mtr>
        <mtd>
          <mrow>
            <mrow>
              <mfrac>
                <mi mathvariant="italic">dR</mi>
                <mi mathvariant="italic">dt</mi>
              </mfrac>
              <mo stretchy="false">=</mo>
              <mrow>
                <mi mathvariant="italic">γI</mi>
                <mo stretchy="false">−</mo>
                <mi mathvariant="italic">µR</mi>
              </mrow>
            </mrow>
          </mrow>
        </mtd>
      </mtr>
    </mtable>
    <annotation encoding="StarMath 5.0">dS over dt = -β SI over N + µ(N - S) newline
dI over dt = β SI over N - I(γ - µ) newline
dR over dt = γI - µR</annotation>
  </semantics>
</math>
</file>